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e0fe" officeooo:paragraph-rsid="000ee0fe"/>
    </style:style>
    <style:style style:name="P2" style:family="paragraph" style:parent-style-name="Standard">
      <style:text-properties officeooo:rsid="00107e9f" officeooo:paragraph-rsid="00107e9f"/>
    </style:style>
    <style:style style:name="P3" style:family="paragraph" style:parent-style-name="Standard">
      <style:text-properties officeooo:rsid="00107e9f" officeooo:paragraph-rsid="0011c2b2"/>
    </style:style>
    <style:style style:name="P4" style:family="paragraph" style:parent-style-name="Standard">
      <style:text-properties officeooo:rsid="00107e9f" officeooo:paragraph-rsid="00198044"/>
    </style:style>
    <style:style style:name="P5" style:family="paragraph" style:parent-style-name="Standard">
      <style:text-properties officeooo:rsid="00132146" officeooo:paragraph-rsid="00132146"/>
    </style:style>
    <style:style style:name="P6" style:family="paragraph" style:parent-style-name="Standard">
      <style:text-properties officeooo:rsid="00132146" officeooo:paragraph-rsid="00198044"/>
    </style:style>
    <style:style style:name="P7" style:family="paragraph" style:parent-style-name="Standard">
      <style:text-properties officeooo:rsid="0016c243" officeooo:paragraph-rsid="00198044"/>
    </style:style>
    <style:style style:name="T1" style:family="text">
      <style:text-properties officeooo:rsid="00107e9f"/>
    </style:style>
    <style:style style:name="T2" style:family="text">
      <style:text-properties officeooo:rsid="0011c2b2"/>
    </style:style>
    <style:style style:name="T3" style:family="text">
      <style:text-properties officeooo:rsid="0015b057"/>
    </style:style>
    <style:style style:name="T4" style:family="text">
      <style:text-properties officeooo:rsid="001848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rocess of Bayesian data analysis can be idealized by dividing it into the following three steps:</text:p>
      <text:p text:style-name="P1">1. Setting up a full probability model—a joint probability distribution for all observable and unobservable quantities in a problem. The model should be consistent with knowledge about the underlying scientific problem and the data collection process.</text:p>
      <text:p text:style-name="P1">2. Conditioning on observed data: calculating and interpreting the appropriate posterior distribution the conditional probability distribution of the unobserved quantities of ultimate interest, given the observed data.</text:p>
      <text:p text:style-name="P1">3. Evaluating the fit of the model and the implications of the resulting posterior distribution: how well does the model fit the data, are the substantive conclusions reasonable, and how sensitive are the results to the modeling assumptions in step 1? In response, one can alter or expand the model and repeat the three steps.</text:p>
      <text:p text:style-name="P1">(Bayesian Data Analysis Third Edition/ <text:span text:style-name="T1">book</text:span>)</text:p>
      <text:p text:style-name="P1"/>
      <text:p text:style-name="P1"/>
      <text:p text:style-name="P4"><text:span text:style-name="T2">PyMC3 is a new open source probabilistic programming framework written in Python that uses Theano to compute gradients via automatic differentiation as well as compile probabilistic programs on-the-fly to C for increased speed. Contrary to other probabilistic programming languages, PyMC3 allows model specification directly in Python code. The lack of a domain specific language allows for great flexibility and direct interaction with the model. This paper is a tutorial-style introduction to this software package.</text:span> </text:p>
      <text:p text:style-name="P4">(Probabilistic programming in Python using PyMC3/paper pymc)</text:p>
      <text:p text:style-name="P4"/>
      <text:p text:style-name="P3"/>
      <text:p text:style-name="P5">Theano allows a user to symbolically define mathematical expressions and have them compiled in a highly optimized fashion either on CPUs or GPUs (the latter using CUDA) 1 , just by modifying a configuration flag. Furthermore, Theano can automatically compute symbolic differentiation of complex expressions, ignore the variables that are not required to compute the final output, reuse partial results to avoid redundant computations, apply mathematical simplifications, compute operations in place when possible to minimize the memory usage, and apply numerical stability optimization to overcome or minimize the error due to hardware approximations. To achieve this, the mathematical expressions defined by the user are stored as a graph of variables and operations, that is pruned and optimized at compilation time.</text:p>
      <text:p text:style-name="P6">The interface to Theano is Python, a powerful and flexible language that allows for rapid prototyping and provides a fast and easy way to interact with the data. The downside of Python is its interpreter, that is in many cases a poor engine for executing mathematical calculations both in terms of memory usage and speed. Theano overcomes this limitation, by exploiting the compactness and ductility of the Python language and combining them with a fast and optimized computation engine. </text:p>
      <text:p text:style-name="P6"><text:span text:style-name="T3">(Theano: A Python framework for fast computation of mathematical expressions/ paper pymc)</text:span></text:p>
      <text:p text:style-name="P6"/>
      <text:p text:style-name="P1"/>
      <text:p text:style-name="P7">Online controlled experiments (A/B Testing) started to be used in the late 1990s with the growth of the Internet. Today, many large sites, including Amazon, Bing, Facebook, Google, LinkedIn, and Yahoo!, run thousands to tens of thousands of experiments each year testing user interface (UI) changes, enhancements to algorithms (search, ads, personalization, recommendation, etc.), changes to apps, content management system, etc. Onlinecontrolled experiments are now considered an indispensable tool, and their use is growing for startups and smaller websites. </text:p>
      <text:p text:style-name="P7"/>
      <text:p text:style-name="P7"><text:span text:style-name="T4">(Online Controlled Experiments and A/B Testing/ paper 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8:20:14.521142143</meta:creation-date>
    <dc:date>2018-01-15T18:33:14.606529296</dc:date>
    <meta:editing-duration>PT12M58S</meta:editing-duration>
    <meta:editing-cycles>10</meta:editing-cycles>
    <meta:generator>LibreOffice/5.1.6.2$Linux_X86_64 LibreOffice_project/10m0$Build-2</meta:generator>
    <meta:document-statistic meta:table-count="0" meta:image-count="0" meta:object-count="0" meta:page-count="1" meta:paragraph-count="12" meta:word-count="521" meta:character-count="3531" meta:non-whitespace-character-count="3020"/>
  </office:meta>
</office:document-meta>
</file>